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language="pt" fo:country="BR" officeooo:rsid="0004a51f" officeooo:paragraph-rsid="0004a51f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language="pt" fo:country="BR" officeooo:rsid="0004a51f" officeooo:paragraph-rsid="00114055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language="pt" fo:country="BR" officeooo:rsid="0010b146" officeooo:paragraph-rsid="0010b146"/>
    </style:style>
    <style:style style:name="P4" style:family="paragraph" style:parent-style-name="Standard">
      <style:paragraph-properties fo:margin-top="0.302cm" fo:margin-bottom="0.302cm" style:contextual-spacing="false" fo:line-height="150%" fo:text-align="justify" style:justify-single-word="false"/>
      <style:text-properties style:font-name="Arial" fo:language="pt" fo:country="BR" officeooo:rsid="0004a51f" officeooo:paragraph-rsid="00114055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language="pt" fo:country="BR" officeooo:rsid="0004a51f" officeooo:paragraph-rsid="0013414d"/>
    </style:style>
    <style:style style:name="T1" style:family="text">
      <style:text-properties officeooo:rsid="000610ca"/>
    </style:style>
    <style:style style:name="T2" style:family="text">
      <style:text-properties officeooo:rsid="000732f0"/>
    </style:style>
    <style:style style:name="T3" style:family="text">
      <style:text-properties officeooo:rsid="00088f6b"/>
    </style:style>
    <style:style style:name="T4" style:family="text">
      <style:text-properties officeooo:rsid="0009db4e"/>
    </style:style>
    <style:style style:name="T5" style:family="text">
      <style:text-properties officeooo:rsid="000bb457"/>
    </style:style>
    <style:style style:name="T6" style:family="text">
      <style:text-properties officeooo:rsid="000d975a"/>
    </style:style>
    <style:style style:name="T7" style:family="text">
      <style:text-properties officeooo:rsid="000e3566"/>
    </style:style>
    <style:style style:name="T8" style:family="text">
      <style:text-properties officeooo:rsid="000f461a"/>
    </style:style>
    <style:style style:name="T9" style:family="text">
      <style:text-properties officeooo:rsid="000fe64a"/>
    </style:style>
    <style:style style:name="T10" style:family="text">
      <style:text-properties officeooo:rsid="0010b146"/>
    </style:style>
    <style:style style:name="T11" style:family="text">
      <style:text-properties officeooo:rsid="0011164e"/>
    </style:style>
    <style:style style:name="T12" style:family="text">
      <style:text-properties officeooo:rsid="00114055"/>
    </style:style>
    <style:style style:name="T13" style:family="text">
      <style:text-properties officeooo:rsid="00120dad"/>
    </style:style>
    <style:style style:name="T14" style:family="text">
      <style:text-properties officeooo:rsid="0012c0bd"/>
    </style:style>
    <style:style style:name="T15" style:family="text">
      <style:text-properties fo:font-style="italic" officeooo:rsid="0011405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rigado, Pastor!</text:p>
      <text:p text:style-name="P1"/>
      <text:p text:style-name="P5"><text:tab/>Caro Pastor Rholysto<text:span text:style-name="T1">n</text:span>, <text:span text:style-name="T1">quero através dessa carta agradecer pelo apoio, pela indicação e ajuda pra que hoje eu estivesse aqui </text:span><text:span text:style-name="T3">no CTMVida </text:span><text:span text:style-name="T1">podendo aprender mais sobre Deus, sobre a missão e poder estar envolvido com tantos professores incríveis. </text:span><text:span text:style-name="T3">Quero</text:span><text:span text:style-name="T2"> dar o meu melhor </text:span><text:span text:style-name="T3">para</text:span><text:span text:style-name="T2"> aprender </text:span><text:span text:style-name="T3">e me dedicar em tudo eu venha fazer durante esse período de seminário.</text:span><text:span text:style-name="T2"> Quero me entregar por completo a Deus e </text:span><text:span text:style-name="T3">quero poder fazer</text:span><text:span text:style-name="T2"> a vontade dele, acredito que </text:span><text:span text:style-name="T3">o</text:span><text:span text:style-name="T2"> CTMVida é o lugar certo pra viver essa entrega integral da minha vida, </text:span><text:span text:style-name="T3">seja lá o que Deus quiser fazer na minha vida, eu quero estar pronto, quero ser um servo fiel. </text:span><text:span text:style-name="T4">Pronto para s</text:span><text:span text:style-name="T2">ervir, aprender e expressar melhor minha fé aos outro</text:span><text:span text:style-name="T3">s, </text:span><text:span text:style-name="T4">dar bom testemunho para que as pessoas vejam a Jesus na minha vida em tudo que eu faça.</text:span><text:span text:style-name="T2"> </text:span><text:span text:style-name="T4">Essa oportunidade Deus me deu através da sua ajuda, Pastor e eu não poderia ser mais grato por isso. Obrigado.</text:span></text:p>
      <text:p text:style-name="P5"><text:tab/><text:span text:style-name="T4">O livro de Becky Pippert tem sido incrível pra mim. Eu tinha ideias parecidas mas eram ideias imaturas e sem formação, ao iniciar a leitura logo me identifico com as dificuldades enfrentadas por Becky, além de ter tido uma experiência parecida após minha conversão. Não pretendo fazer outra resenha sobre o livro aqui, mas apenas dizer obrigado, </text:span><text:span text:style-name="T11">o Senhor tem sido</text:span><text:span text:style-name="T4"> uma vez benção na minha vida. Quero aproveitar pra contar um </text:span><text:span text:style-name="T11">pouco do meu</text:span><text:span text:style-name="T4"> testemunho lá em casa, </text:span><text:span text:style-name="T11">Q</text:span><text:span text:style-name="T4">uero poder expressar minha gratidão e contar um pouco do meu testemunho que acabei nunca falando pessoalmente, pois ainda não sei conversar muito bem com as pessoas sobre assuntos pessoais, cara a cara. (em nome de Jesus isso vai mudar antes que eu saia do CTM!)</text:span></text:p>
      <text:p text:style-name="P5"><text:tab/><text:span text:style-name="T4">Eu sempre estive junto com meus pais na igreja, nasci em berço cristão. Porém nunca havia tido um encontro real com Deus. Até então eu não vinha à igreja com amor, eu vinha à igreja por obrigação, culpa ou medo de ir para o inferno. Meus pais sempre me incentivaram a estar nos cultos junto com eles, essa pressão </text:span><text:span text:style-name="T5">nunca resultou em amor dentro de mim pela Igreja nem por Deus, </text:span><text:span text:style-name="T11">mas foi algo necessário na minha caminhada com Deus</text:span><text:span text:style-name="T5">. Em março de 2020 o mundo parou por causa da pandemia. Mas, foi exatamente quando o mundo parou </text:span><text:span text:style-name="T12">e também</text:span><text:span text:style-name="T5"> quando eu saí da igreja de fato (pois agora tinha uma desculpa para não ir), que Deus começou a trabalhar na minha vida e a me trazer pra perto de si. Através do Pastor Antônio J</text:span><text:span text:style-name="T6">ú</text:span><text:span text:style-name="T5">nior </text:span><text:span text:style-name="T12">(Facebook)</text:span><text:span text:style-name="T5"> e do Missionário Luca Martini </text:span><text:span text:style-name="T12">(YouTube)</text:span><text:span text:style-name="T5">, Deus falou ao meu coração através da vida deles </text:span><text:span text:style-name="T9">e comecei a frequentar os cultos novamente,</text:span><text:span text:style-name="T5"> </text:span><text:span text:style-name="T9">i</text:span><text:span text:style-name="T7">sso por volta de </text:span><text:span text:style-name="T13">setembro ou outubro</text:span><text:span text:style-name="T7">. </text:span><text:span text:style-name="T9">Então as mensagens ministradas pelo Ronaldo e pelo Pastor Rholyston foram muito importantes naquele tempo para mim. D</text:span><text:span text:style-name="T8">urante o congresso de Jovens, alguns alunos do CTM vieram </text:span><text:span text:style-name="T12">fazer uma participação especial</text:span><text:span text:style-name="T9">. Além do congresso ter sido incrível, meus olhos </text:span><text:span text:style-name="T12">foram abertos </text:span><text:span text:style-name="T9">para o que, de fato é vocação e chamado. </text:span><text:span text:style-name="T12">Nesse contexto de vocação e chamado,</text:span><text:span text:style-name="T9"> dois alunos do CTM, Kleberson e Asafe dormiram na casa do meu pai </text:span><text:span text:style-name="T12">durante esse congresso</text:span><text:span text:style-name="T9">. No último dia antes que eles fossem embora, Kleberson perguntou se eu não tinha interesse em ir para o CTM. Fui pego de surpresa, mas foi uma surpresa muito boa, pois aquilo foi claro ao meu coração de que Deus queria que eu viesse viver e ter essa experiência. Tenho que agradecer muito pela vida do Kleberson que foi usado por Deus também pra que hoje eu estivesse aqui. </text:span><text:span text:style-name="T10">Eu não sabia muito bem o que era o CTM, nem o que faria aqui, mas eu sabia que queria aprender mais sobre esse Deus tão bom que eu tinha acabado de conhecer melhor, queria contar pra todo mundo o que ele fez na minha vida, e agora eu vejo que Deus está me dando essa oportunidade. Obrigado Pastor! Que Deus continue te abençoando sempre cada vez mais, e que Deus continue lhe usando pra espalhar a mensagem de Deus, assim como foi para mim, na igreja e <text:s/></text:span><text:span text:style-name="T14">também, </text:span><text:span text:style-name="T10">aqui no CTM como professor.</text:span></text:p>
      <text:p text:style-name="P2"><text:span text:style-name="T10"><text:tab/></text:span><text:span text:style-name="T12">Aproveitando a carta, </text:span><text:span text:style-name="T15">FELIZ ANIVERSÁRIO, Pastor!</text:span><text:span text:style-name="T12"> Obrigado mais uma vez por ter confiado essa oportunidade a mim!</text:span></text:p>
      <text:p text:style-name="P4">– <text:span text:style-name="T12">Atenciosamente, Jediel Ribeiro </text:span><text:span text:style-name="T14">em 01/04/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1T11:03:36.397000000</dc:date>
    <meta:editing-duration>PT18M8S</meta:editing-duration>
    <meta:editing-cycles>7</meta:editing-cycles>
    <meta:document-statistic meta:table-count="0" meta:image-count="0" meta:object-count="0" meta:page-count="1" meta:paragraph-count="6" meta:word-count="706" meta:character-count="3977" meta:non-whitespace-character-count="3271"/>
  </office:meta>
</office:document-meta>
</file>